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text-properties style:font-name="Times New Roman1" fo:font-size="12pt" style:font-size-asian="12pt" style:font-size-complex="12pt"/>
    </style:style>
    <style:style style:name="P4" style:family="paragraph" style:parent-style-name="UrbanBody">
      <style:paragraph-properties fo:text-align="end" style:justify-single-word="false"/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1pt" fo:language="fr" fo:country="BE" fo:font-style="normal" style:text-underline-style="none" fo:font-weight="normal" officeooo:paragraph-rsid="000b6e0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b6e05" style:font-size-asian="12pt" style:font-weight-asian="normal" style:font-size-complex="12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BE"/>
    </style:style>
    <style:style style:name="T4" style:family="text">
      <style:text-properties style:text-position="super 58%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9">do text</text:p><text:p text:style-name="P9">from document(at=header, format='odt')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7"><text:span text:style-name="T5"><text:conditional-text text:condition="ooow:&quot;view.do_mailing()&quot;" text:string-value-if-true="&quot;mailed_data.firstname&quot;" text:string-value-if-false="">mailed_data.firstname</text:conditional-text></text:span><text:span text:style-name="T5"><text:s/></text:span><text:span text:style-name="T5"><text:conditional-text text:condition="ooow:&quot;view.do_mailing()&quot;" text:string-value-if-true="&quot;mailed_data.name&quot;" text:string-value-if-false="">mailed_data.name</text:conditional-text></text:span><text:span text:style-name="T1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/text:p><text:p text:style-name="P6"><text:conditional-text text:condition="ooow:&quot;view.do_mailing()&quot;" text:string-value-if-true="&quot;mailed_data.adr1&quot;" text:string-value-if-false="">mailed_data.adr1</text:conditional-tex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Avis d'enquête publique</text:span></text:span></text:p>
      <text:p text:style-name="P3"/>
      <text:p text:style-name="UrbanBody"/>
      <text:p text:style-name="P2"/>
      <text:p text:style-name="P2">Madame, Monsieur,</text:p>
      <text:p text:style-name="P2"/>
      <text:p text:style-name="UrbanBody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8">do text if len(self.getApplicants()) &gt; 1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8">do text if not len(self.getApplicants()) &gt; 1</text:p></office:annotation></text:span><text:span text:style-name="T2">Exploitant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licence_view.get_parcels()</text:text-input></text:p>
      <text:p text:style-name="UrbanBody"/>
      <text:p text:style-name="P5"/>
      <text:p text:style-name="P5">Conformément aux articles D.29-7 à D.29-19 et R.41-6 du livre 1<text:span text:style-name="T4">er</text:span> du Code de l’Environnement, je vous prie de trouver, en annexe, une copie de l’avis d’enquête ayant trait à l’objet dont question sous rubrique.</text:p>
      <text:p text:style-name="P5"/>
      <text:p text:style-name="P5">Restant à votre disposition, veuillez croire, Madame, Monsieur, en l’assurance de mes sentiments les meilleurs.</text:p>
      <text:p text:style-name="P5"/>
      <text:p text:style-name="P5"/>
      <text:p text:style-name="P4"><text:text-input text:description="">self.getFoldermanagers()[0].getName2()</text:text-input><text:s/><text:text-input text:description="">self.getFoldermanagers()[0].getName1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10-25T14:41:34.007221664</dc:date>
    <meta:editing-duration>PT7H54M54S</meta:editing-duration>
    <meta:editing-cycles>56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11" meta:character-count="930" meta:non-whitespace-character-count="850"/>
  </office:meta>
</office:document-meta>
</file>